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Table10" style:family="table">
      <style:table-properties style:width="4.0417in" table:align="left"/>
    </style:style>
    <style:style style:name="Table10.A" style:family="table-column">
      <style:table-column-properties style:column-width="0.9361in"/>
    </style:style>
    <style:style style:name="Table10.B" style:family="table-column">
      <style:table-column-properties style:column-width="3.1056in"/>
    </style:style>
    <style:style style:name="Table10.A1" style:family="table-cell">
      <style:table-cell-properties style:vertical-align="bottom" fo:padding="0.0382in" fo:border-left="0.0007in solid #000000" fo:border-right="none" fo:border-top="0.0007in solid #000000" fo:border-bottom="none"/>
    </style:style>
    <style:style style:name="Table10.B1" style:family="table-cell">
      <style:table-cell-properties fo:padding="0.0382in" fo:border-left="none" fo:border-right="0.0007in solid #000000" fo:border-top="0.0007in solid #000000" fo:border-bottom="none"/>
    </style:style>
    <style:style style:name="Table10.A2" style:family="table-cell">
      <style:table-cell-properties fo:padding="0.0382in" fo:border-left="0.0007in solid #000000" fo:border-right="none" fo:border-top="none" fo:border-bottom="none"/>
    </style:style>
    <style:style style:name="Table10.B2" style:family="table-cell">
      <style:table-cell-properties fo:padding="0.0382in" fo:border-left="none" fo:border-right="0.0007in solid #000000" fo:border-top="none" fo:border-bottom="none"/>
    </style:style>
    <style:style style:name="Table10.A3" style:family="table-cell">
      <style:table-cell-properties fo:padding="0.0382in" fo:border-left="0.0007in solid #000000" fo:border-right="none" fo:border-top="none" fo:border-bottom="0.0007in solid #000000"/>
    </style:style>
    <style:style style:name="Table10.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style:style>
    <style:style style:name="P2" style:family="paragraph" style:parent-style-name="Standard">
      <style:text-properties style:font-name="Pericles" fo:font-weight="bold" style:font-weight-asian="bold"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weight="bold" style:font-size-asian="10pt" style:font-weight-asian="bold" style:font-size-complex="10pt" style:font-weight-complex="bold"/>
    </style:style>
    <style:style style:name="P5" style:family="paragraph" style:parent-style-name="Standard">
      <style:text-properties style:font-name="Pericles" fo:font-size="10pt" style:font-size-asian="10pt" style:font-size-complex="10pt"/>
    </style:style>
    <style:style style:name="P6"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8"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5"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6"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style:font-name="Pericles" fo:font-size="10pt" style:font-size-asian="10pt" style:font-size-complex="10pt"/>
    </style:style>
    <style:style style:name="P19" style:family="paragraph" style:parent-style-name="Table_20_Contents">
      <style:text-properties style:font-name="Pericles" fo:font-size="7pt" style:font-size-asian="7pt" style:font-size-complex="7pt"/>
    </style:style>
    <style:style style:name="P20"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1"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2"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3"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4" style:family="paragraph" style:parent-style-name="Table_20_Contents">
      <style:text-properties style:font-name="Pericles" fo:font-size="8pt" fo:font-weight="normal" style:font-size-asian="8pt" style:font-weight-asian="normal" style:font-size-complex="8pt" style:font-weight-complex="normal"/>
    </style:style>
    <style:style style:name="P25"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6" style:family="paragraph" style:parent-style-name="Table_20_Contents">
      <style:text-properties style:font-name="Pericles" fo:font-size="8pt" fo:font-weight="bold" style:font-size-asian="8pt" style:font-weight-asian="bold" style:font-size-complex="8pt" style:font-weight-complex="bold"/>
    </style:style>
    <style:style style:name="P27"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8"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text-properties style:font-name="Pericles" fo:font-size="8pt" fo:font-style="normal" style:text-underline-style="solid" style:text-underline-width="auto" style:text-underline-color="font-color" style:font-size-asian="8pt" style:font-style-asian="normal" style:font-size-complex="8pt" style:font-style-complex="normal"/>
    </style:style>
    <style:style style:name="P30" style:family="paragraph" style:parent-style-name="Standard" style:list-style-name="L1"/>
    <style:style style:name="P31"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P32" style:family="paragraph" style:parent-style-name="Standard">
      <style:text-properties style:font-name="Pericles" fo:font-size="10pt" fo:font-weight="bold" style:font-size-asian="10pt" style:font-weight-asian="bold" style:font-size-complex="10pt" style:font-weight-complex="bold"/>
    </style:style>
    <style:style style:name="P33" style:family="paragraph" style:parent-style-name="Standard">
      <style:text-properties style:font-name="Pericles" fo:font-size="10pt" fo:font-weight="normal" style:font-size-asian="10pt" style:font-weight-asian="normal" style:font-size-complex="10pt" style:font-weight-complex="normal"/>
    </style:style>
    <style:style style:name="P34"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5"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7pt" fo:font-style="normal" style:text-underline-style="none" style:font-size-asian="7pt" style:font-style-asian="normal" style:font-size-complex="7pt" style:font-style-complex="normal"/>
    </style:style>
    <style:style style:name="T13"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Pericles" fo:font-size="10pt" style:text-underline-style="none" fo:font-weight="normal" style:font-size-asian="10pt" style:font-weight-asian="normal" style:font-size-complex="10pt" style:font-weight-complex="normal"/>
    </style:style>
    <style:style style:name="T1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sland of the Cursed King</text:p>
      <text:p text:style-name="P3"/>
      <text:p text:style-name="P4">Background</text:p>
      <text:p text:style-name="P3"/>
      <text:p text:style-name="P3">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6"/>
      <text:p text:style-name="P3"><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6"/>
      <text:p text:style-name="P3"><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6"/>
      <text:p text:style-name="P3"><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6"/>
      <text:p text:style-name="P7">The Wreck of the Seabird</text:p>
      <text:p text:style-name="P6"/>
      <text:p text:style-name="P3"><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6"/>
      <text:p text:style-name="P6">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8"/>
      <table:table table:name="Table1" table:style-name="Table1">
        <table:table-column table:style-name="Table1.A"/>
        <table:table-column table:style-name="Table1.B"/>
        <table:table-row>
          <table:table-cell table:style-name="Table1.A1" office:value-type="string">
            <text:p text:style-name="P14">Theyd Pirate</text:p>
          </table:table-cell>
          <table:table-cell table:style-name="Table1.B1" office:value-type="string">
            <text:p text:style-name="P3"><text:span text:style-name="T13">M</text:span><text:span text:style-name="T12"> </text:span><text:span text:style-name="T5">10|</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1.A2" office:value-type="string">
            <text:p text:style-name="P18"/>
          </table:table-cell>
          <table:table-cell table:style-name="Table1.B2" office:value-type="string">
            <text:p text:style-name="P19"><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8"/>
      <text:p text:style-name="P11"/>
      <table:table table:name="Table2" table:style-name="Table2">
        <table:table-column table:style-name="Table2.A"/>
        <table:table-column table:style-name="Table2.B"/>
        <table:table-row>
          <table:table-cell table:style-name="Table2.A1" office:value-type="string">
            <text:p text:style-name="P14">Theyd Captor</text:p>
          </table:table-cell>
          <table:table-cell table:style-name="Table2.B1" office:value-type="string">
            <text:p text:style-name="P3"><text:span text:style-name="T13">M</text:span><text:span text:style-name="T12"> </text:span><text:span text:style-name="T5">12|</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2.A2" office:value-type="string">
            <text:p text:style-name="P18"/>
          </table:table-cell>
          <table:table-cell table:style-name="Table2.B2" office:value-type="string">
            <text:p text:style-name="P19"><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8"/>
          </table:table-cell>
          <table:table-cell table:style-name="Table2.B3" office:value-type="string">
            <text:p text:style-name="P20">Jagged<text:span text:style-name="T3"> – Attacks have </text:span><text:span text:style-name="T14">bleed(2)</text:span></text:p>
            <text:p text:style-name="P20">Net<text:span text:style-name="T3"> – Hit </text:span><text:span text:style-name="T14">entangles</text:span><text:span text:style-name="T3">, save Mus DL 12</text:span></text:p>
            <text:p text:style-name="P20">Skewer<text:span text:style-name="T3"> – Attacks on entangled foes </text:span><text:span text:style-name="T14">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4">Theyd Captain</text:p>
          </table:table-cell>
          <table:table-cell table:style-name="Table3.B1" office:value-type="string">
            <text:p text:style-name="P3"><text:span text:style-name="T13">M</text:span><text:span text:style-name="T12"> </text:span><text:span text:style-name="T5">14|</text:span><text:span text:style-name="T13">S</text:span><text:span text:style-name="T5"> 12|</text:span><text:span text:style-name="T13">R</text:span><text:span text:style-name="T5"> 12|</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3.A2" office:value-type="string">
            <text:p text:style-name="P18"/>
          </table:table-cell>
          <table:table-cell table:style-name="Table3.B2" office:value-type="string">
            <text:p text:style-name="P19"><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8"/>
          </table:table-cell>
          <table:table-cell table:style-name="Table3.B3" office:value-type="string">
            <text:p text:style-name="P20">Bonus Block<text:span text:style-name="T3"> – Extra block/round</text:span></text:p>
            <text:p text:style-name="P20">Disarm(10)<text:span text:style-name="T3"> – High roll allows disarm</text:span></text:p>
            <text:p text:style-name="P20">Inspired<text:span text:style-name="T3"> – 3 inspiration, can use for allies</text:span></text:p>
            <text:p text:style-name="P20">Jagged<text:span text:style-name="T3"> – Attacks have </text:span><text:span text:style-name="T14">bleed(4)</text:span></text:p>
            <text:p text:style-name="P21"/>
          </table:table-cell>
        </table:table-row>
      </table:table>
      <text:p text:style-name="P5"/>
      <text:p text:style-name="P5">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5"/>
      <text:p text:style-name="P5">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5"/>
      <text:p text:style-name="P7">Shipwrecked!</text:p>
      <text:p text:style-name="P6"/>
      <text:p text:style-name="P6">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6"/>
      <text:p text:style-name="P6">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6"/>
      <text:p text:style-name="P6">It is then you notice you are being watched by a handful of people standing a few meters away on the beach.</text:p>
      <text:p text:style-name="P6"/>
      <text:p text:style-name="P7">Saved (for Karen)</text:p>
      <text:p text:style-name="P6"/>
      <text:p text:style-name="P6">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6"/>
      <text:p text:style-name="P6">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6"/>
      <text:p text:style-name="P6">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6"/>
      <text:p text:style-name="P6">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6"/>
      <text:p text:style-name="P6">You never see your savior. You burst through the surface of the water, take one glorious lungful of air, and the next thing you know you are lying on the beach too tired to move or even open your eyes.</text:p>
      <text:p text:style-name="P6"/>
      <text:p text:style-name="P6">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6"/>
      <text:p text:style-name="P7">Ghouls on the Beach</text:p>
      <text:p text:style-name="P6"/>
      <text:p text:style-name="P6">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6"/>
      <text:p text:style-name="P6">When they do rise from the sand, they see the wreck of the Seabird, smashed on the nearby rocks; the broken shed and huts of Mykonos; and in the distance, overlooking the beach, sit the ruins of the once proud <text:span text:style-name="T1">City of Thelod</text:span>.</text:p>
      <text:p text:style-name="P6"/>
      <text:p text:style-name="P6">What happens next depends on the Pcs. They could </text:p>
      <text:list xml:id="list5305630567197536557" text:style-name="L1">
        <text:list-item>
          <text:p text:style-name="P31">Question the cadaverous villagers</text:p>
        </text:list-item>
        <text:list-item>
          <text:p text:style-name="P30"><text:span text:style-name="T17">Follow the villagers back to </text:span><text:span text:style-name="T18">Mykonos</text:span></text:p>
        </text:list-item>
        <text:list-item>
          <text:p text:style-name="P31">Track down the captured animal</text:p>
        </text:list-item>
        <text:list-item>
          <text:p text:style-name="P31">Head toward the city ruins</text:p>
        </text:list-item>
        <text:list-item>
          <text:p text:style-name="P31">Explore the island wilds</text:p>
        </text:list-item>
      </text:list>
      <text:p text:style-name="P6"/>
      <text:p text:style-name="P7">A Fog Lifts</text:p>
      <text:p text:style-name="P6"/>
      <text:p text:style-name="P6">At this point, anyone that makes a <text:span text:style-name="T15">History, Theology 10</text:span><text:span text:style-name="T7"> will have a strange feeling as they survey the beach. They have heard of this place... heck, they might have </text:span><text:span text:style-name="T16">been</text:span><text:span text:style-name="T7"> here at some point, but they are just now remembering. To them it seems like </text:span><text:span text:style-name="T9">Thelod</text:span><text:span text:style-name="T7"> existed once, but then disappeared off the face of Anthis.</text:span></text:p>
      <text:p text:style-name="P6"/>
      <text:p text:style-name="P7">Questioning the Villagers</text:p>
      <text:p text:style-name="P6"/>
      <text:p text:style-name="P17"><text:span text:style-name="T17">The villagers are led by an old, haggard man named </text:span><text:span text:style-name="T18">Tiksos</text:span><text:span text:style-name="T17">. The Pcs can see that they are agitated, and there is fear in their eyes. Even as they answer, they glance up to the city, and try to convince the Pcs to get off the beach.</text:span></text:p>
      <text:p text:style-name="P6"/>
      <text:p text:style-name="P6">After a few questions, the villagers will try to flee. The Pcs might be able to get more information from this matrix in later <text:span text:style-name="T7">conversations</text:span><text:span text:style-name="T16">.</text:span></text:p>
      <text:p text:style-name="P9"/>
      <table:table table:name="Table4" table:style-name="Table4">
        <table:table-column table:style-name="Table4.A"/>
        <table:table-column table:style-name="Table4.B"/>
        <table:table-row>
          <table:table-cell table:style-name="Table4.A1" office:value-type="string">
            <text:p text:style-name="P24">Cliffs</text:p>
          </table:table-cell>
          <table:table-cell table:style-name="Table4.B1" office:value-type="string">
            <text:p text:style-name="P24">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4">Cursed by Ulder</text:p>
          </table:table-cell>
          <table:table-cell table:style-name="Table4.B2" office:value-type="string">
            <text:p text:style-name="P24">There was a dispute between the king and the priests. They angered the king, and he foolishly taught them a lesson by sacking <text:span text:style-name="T1">the temple</text:span>.</text:p>
            <text:p text:style-name="P24"/>
            <text:p text:style-name="P24">Ulder became furious and cursed the island, and now <text:span text:style-name="T1">no one can ever leave</text:span>.</text:p>
          </table:table-cell>
        </table:table-row>
        <table:table-row>
          <table:table-cell table:style-name="Table4.A2" office:value-type="string">
            <text:p text:style-name="P24">Gods</text:p>
          </table:table-cell>
          <table:table-cell table:style-name="Table4.B2" office:value-type="string">
            <text:p text:style-name="P24">This island used to be favored by Ulder, but now he has <text:span text:style-name="T1">cursed</text:span> us.</text:p>
          </table:table-cell>
        </table:table-row>
        <table:table-row>
          <table:table-cell table:style-name="Table4.A2" office:value-type="string">
            <text:p text:style-name="P24">Kingdom</text:p>
          </table:table-cell>
          <table:table-cell table:style-name="Table4.B2" office:value-type="string">
            <text:p text:style-name="P24">The kingdom of Thelod was ruled by our king <text:span text:style-name="T1">Nikomedes</text:span> and protected by the god of the sea himself.</text:p>
            <text:p text:style-name="P24"/>
            <text:p text:style-name="P24">We were traders, herders and fishermen, but none of that remains.</text:p>
          </table:table-cell>
        </table:table-row>
        <table:table-row>
          <table:table-cell table:style-name="Table4.A2" office:value-type="string">
            <text:p text:style-name="P24">Netted an animal, animal</text:p>
          </table:table-cell>
          <table:table-cell table:style-name="Table4.B2" office:value-type="string">
            <text:p text:style-name="P24">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4">Never Dying</text:p>
          </table:table-cell>
          <table:table-cell table:style-name="Table4.B2" office:value-type="string">
            <text:p text:style-name="P24">That is part of the curse. We eat, but still hunger. We starve, but never die.</text:p>
          </table:table-cell>
        </table:table-row>
        <table:table-row>
          <table:table-cell table:style-name="Table4.A2" office:value-type="string">
            <text:p text:style-name="P24">Nikomedes</text:p>
          </table:table-cell>
          <table:table-cell table:style-name="Table4.B2" office:value-type="string">
            <text:p text:style-name="P24">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4"/>
            <text:p text:style-name="P24">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4">Other Ship</text:p>
          </table:table-cell>
          <table:table-cell table:style-name="Table4.B2" office:value-type="string">
            <text:p text:style-name="P24">Yes, there was another ship. Some of the <text:span text:style-name="T1">Theyd</text:span> have already been on the beach.</text:p>
          </table:table-cell>
        </table:table-row>
        <table:table-row>
          <table:table-cell table:style-name="Table4.A2" office:value-type="string">
            <text:p text:style-name="P24">Priests</text:p>
          </table:table-cell>
          <table:table-cell table:style-name="Table4.B2" office:value-type="string">
            <text:p text:style-name="P24">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4">Rotted</text:p>
          </table:table-cell>
          <table:table-cell table:style-name="Table4.B2" office:value-type="string">
            <text:p text:style-name="P24">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6">Sacking the Temple*, Temple*</text:p>
          </table:table-cell>
          <table:table-cell table:style-name="Table4.B2" office:value-type="string">
            <text:p text:style-name="P24">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5"/>
            <text:p text:style-name="P24">When the curse hit, Ulder sent a powerful storm that flooded the city. There is very little left now.</text:p>
          </table:table-cell>
        </table:table-row>
        <table:table-row>
          <table:table-cell table:style-name="Table4.A2" office:value-type="string">
            <text:p text:style-name="P24">Sacrifice</text:p>
          </table:table-cell>
          <table:table-cell table:style-name="Table4.B2" office:value-type="string">
            <text:p text:style-name="P24">To Ulder. The Theyd are his favorite children. Perhaps they think a sacrifice will allow them to escape.</text:p>
          </table:table-cell>
        </table:table-row>
        <table:table-row>
          <table:table-cell table:style-name="Table4.A2" office:value-type="string">
            <text:p text:style-name="P24">Shipwreck, Seabird</text:p>
          </table:table-cell>
          <table:table-cell table:style-name="Table4.B2" office:value-type="string">
            <text:p text:style-name="P24">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4">Storm, Fog</text:p>
          </table:table-cell>
          <table:table-cell table:style-name="Table4.B2" office:value-type="string">
            <text:p text:style-name="P24">There was a storm last night. That's how we knew you would be here. Any time a ship approaches the island, a storm carries it onto the rocks.</text:p>
          </table:table-cell>
        </table:table-row>
        <table:table-row>
          <table:table-cell table:style-name="Table4.A2" office:value-type="string">
            <text:p text:style-name="P24">Thelod</text:p>
          </table:table-cell>
          <table:table-cell table:style-name="Table4.B2" office:value-type="string">
            <text:p text:style-name="P24">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4">Theyd</text:p>
          </table:table-cell>
          <table:table-cell table:style-name="Table4.B2" office:value-type="string">
            <text:p text:style-name="P24">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4">Where are we?</text:p>
          </table:table-cell>
          <table:table-cell table:style-name="Table4.B2" office:value-type="string">
            <text:p text:style-name="P24">You have wrecked on the island of <text:span text:style-name="T1">Thelod</text:span>. I pray the <text:span text:style-name="T1">gods</text:span> take mercy on you.</text:p>
          </table:table-cell>
        </table:table-row>
      </table:table>
      <text:p text:style-name="P6"/>
      <text:p text:style-name="P7">The Village of Mykonos</text:p>
      <text:p text:style-name="P6"/>
      <text:p text:style-name="P6">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6"/>
      <text:p text:style-name="P6">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6"/>
      <text:p text:style-name="P13">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6"/>
      <text:p text:style-name="P6">Tiksos talks with the heroes, and has all of the information listed above, but also asks them questions about their origin and purpose here. Upon learning that one of the heroes is a priest of Mordain, he will look hopeful.</text:p>
      <text:p text:style-name="P6"/>
      <text:p text:style-name="P6"/>
      <table:table table:name="Table5" table:style-name="Table5">
        <table:table-column table:style-name="Table5.A"/>
        <table:table-column table:style-name="Table5.B"/>
        <table:table-row>
          <table:table-cell table:style-name="Table5.A1" office:value-type="string">
            <text:p text:style-name="P24">...</text:p>
          </table:table-cell>
          <table:table-cell table:style-name="Table5.B1" office:value-type="string">
            <text:p text:style-name="P15"><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6">Agape*</text:p>
          </table:table-cell>
          <table:table-cell table:style-name="Table5.B2" office:value-type="string">
            <text:p text:style-name="P16">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4">Priestess of Aquae</text:p>
          </table:table-cell>
          <table:table-cell table:style-name="Table5.B2" office:value-type="string">
            <text:p text:style-name="P16">Yes, her name was Agape and she washed up on shore just a few days ago. She told me that Aquae had sent her to liberate the island</text:p>
          </table:table-cell>
        </table:table-row>
        <table:table-row>
          <table:table-cell table:style-name="Table5.A2" office:value-type="string">
            <text:p text:style-name="P24">Scout the Temple</text:p>
          </table:table-cell>
          <table:table-cell table:style-name="Table5.B2" office:value-type="string">
            <text:p text:style-name="P16">Agape felt that restoring the temple was key to lifting the curse, but I do not know how she planned to do that. Perhaps when she returns you can ask her.</text:p>
          </table:table-cell>
        </table:table-row>
      </table:table>
      <text:p text:style-name="P5"/>
      <text:p text:style-name="P4">Knock at the Door</text:p>
      <text:p text:style-name="P5"/>
      <text:p text:style-name="P5">At some point in the conversation, especially if characters spent a long time exposed on the beach, there will be a knock at Tiksos' door. Another of the villagers is here to warn Tiksos and the Pcs that the guards are coming from the city.</text:p>
      <text:p text:style-name="P5"/>
      <text:p text:style-name="P5">Tiksos tells the Pcs to hide in back and deals with the guards. Eight guards appear at the door and ask Tiksos if he knows where the strangers are. Tiksos, of course, feigns ignorance, but the guards are obviously suspicous.</text:p>
      <text:p text:style-name="P5"/>
      <text:p text:style-name="P5">"We saw you with them on the beach. Are you telling us they did not return with you? Perhaps we should search your shack..." <text:span text:style-name="T4">sniffs</text:span></text:p>
      <text:p text:style-name="P5"/>
      <text:p text:style-name="P5">"Ugh, rotted fish again? Disgusting." <text:span text:style-name="T4">retching</text:span><text:span text:style-name="T19"> "You need some real meat in you Tiksos, not this garbage."</text:span></text:p>
      <text:p text:style-name="P3"/>
      <text:p text:style-name="P5"><text:span text:style-name="T15">Tactics 10 </text:span><text:span text:style-name="T8">-- </text:span><text:span text:style-name="T19">This could be a clue as to one way to deal with the guards</text:span></text:p>
      <text:p text:style-name="P5"/>
      <text:p text:style-name="P5">"We'll leave you for now, but Tiksos, the king is hungry, as am I. Better to eat the flesh of strangers, than you and your kin, don't you agree? If you find the strangers, perhaps the king will allow you to join the feast."<text:line-break/></text:p>
      <text:p text:style-name="P5">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5"/>
      <text:p text:style-name="P5">They and the king have succumbed to the curse entirely by eating human flesh. They are lost to humanity, and are now closer to ghouls than men.</text:p>
      <text:p text:style-name="P5"/>
      <table:table table:name="Table6" table:style-name="Table6">
        <table:table-column table:style-name="Table6.A"/>
        <table:table-column table:style-name="Table6.B"/>
        <table:table-row>
          <table:table-cell table:style-name="Table6.A1" office:value-type="string">
            <text:p text:style-name="P14">Gaunt Guards</text:p>
          </table:table-cell>
          <table:table-cell table:style-name="Table6.B1" office:value-type="string">
            <text:p text:style-name="P3"><text:span text:style-name="T13">M</text:span><text:span text:style-name="T12"> </text:span><text:span text:style-name="T5">11|</text:span><text:span text:style-name="T13">S</text:span><text:span text:style-name="T5"> 10|</text:span><text:span text:style-name="T13">R</text:span><text:span text:style-name="T5"> 10|</text:span><text:span text:style-name="T13">T</text:span><text:span text:style-name="T5"> 12|</text:span><text:span text:style-name="T13">W</text:span><text:span text:style-name="T5"> 8|</text:span><text:span text:style-name="T13">P</text:span><text:span text:style-name="T5"> 8|</text:span><text:span text:style-name="T13">C</text:span><text:span text:style-name="T5"> 6</text:span></text:p>
          </table:table-cell>
        </table:table-row>
        <table:table-row>
          <table:table-cell table:style-name="Table6.A2" office:value-type="string">
            <text:p text:style-name="P18"/>
          </table:table-cell>
          <table:table-cell table:style-name="Table6.B2" office:value-type="string">
            <text:p text:style-name="P19"><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8"/>
          </table:table-cell>
          <table:table-cell table:style-name="Table6.B2" office:value-type="string">
            <text:p text:style-name="P20">Knockdown Blow(2)<text:span text:style-name="T3"> – 2/12 chest, or 4/12 legs to knock you down doing 3 or more damage</text:span></text:p>
            <text:p text:style-name="P20">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5"/>
      <text:p text:style-name="P4">The Theyd Hideout</text:p>
      <text:p text:style-name="P5"/>
      <text:p text:style-name="P5">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5"/>
      <text:p text:style-name="P5"><text:soft-page-break/><draw:frame draw:style-name="fr1" draw:name="graphics1" text:anchor-type="as-char" svg:width="6.6626in" svg:height="5.2972in" draw:z-index="0"><draw:image xlink:href="http://i.imgur.com/QwcUSL6.jpg" xlink:type="simple" xlink:show="embed" xlink:actuate="onLoad"/></draw:frame></text:p>
      <text:p text:style-name="P5"/>
      <text:p text:style-name="P5">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5"/>
      <text:p text:style-name="P5">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5"/>
      <text:p text:style-name="P5">Pcs could try to negotiate with the pirates. The Theyd just want to escape and if the heroes can persuade them that cooperation would bring that about, they would certainly listen. A persuade check at DL 10 determines the disposition of the pirates.</text:p>
      <text:p text:style-name="P5"/>
      <text:p text:style-name="P5">Otherwise, the heroes will have to assault the hideout...</text:p>
      <text:p text:style-name="P5"/>
      <text:p text:style-name="P10">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1"/>
      <text:p text:style-name="P11">If Pcs watch the hideout, they will see that 4-6 Theyd leave the cave in the daytime and return in the evening. That might help the Pcs decide a course of action.</text:p>
      <text:p text:style-name="P11"/>
      <text:p text:style-name="P10">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11">As heroes approach the common room, they will notice an ever growing stink of rotting foodstuffs and spoiled liquor.</text:p>
      <text:p text:style-name="P11"/>
      <text:p text:style-name="P10">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1"/>
      <table:table table:name="Table7" table:style-name="Table7">
        <table:table-column table:style-name="Table7.A"/>
        <table:table-column table:style-name="Table7.B"/>
        <table:table-row>
          <table:table-cell table:style-name="Table7.A1" office:value-type="string">
            <text:p text:style-name="P14">Theyd Thug</text:p>
          </table:table-cell>
          <table:table-cell table:style-name="Table7.B1" office:value-type="string">
            <text:p text:style-name="P3"><text:span text:style-name="T13">M</text:span><text:span text:style-name="T12"> </text:span><text:span text:style-name="T5">14|</text:span><text:span text:style-name="T13">S</text:span><text:span text:style-name="T5"> 10|</text:span><text:span text:style-name="T13">R</text:span><text:span text:style-name="T5"> 10|</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7.A2" office:value-type="string">
            <text:p text:style-name="P18"/>
          </table:table-cell>
          <table:table-cell table:style-name="Table7.B2" office:value-type="string">
            <text:p text:style-name="P19"><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8"/>
          </table:table-cell>
          <table:table-cell table:style-name="Table7.B3" office:value-type="string">
            <text:p text:style-name="P20">Wade In<text:span text:style-name="T3"> – </text:span><text:span text:style-name="T5">Make 1 hex move after attack if you stay in ZOC</text:span></text:p>
            <text:p text:style-name="P20"><text:span text:style-name="T7">Zone of Control</text:span><text:span text:style-name="T5"> – Count as 2 for purposes of engaging enemies</text:span></text:p>
            <text:p text:style-name="P21"/>
          </table:table-cell>
        </table:table-row>
      </table:table>
      <text:p text:style-name="P11"/>
      <text:p text:style-name="P11">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1"/>
      <text:p text:style-name="P8">Spell Lore 10<text:span text:style-name="T8"> – There are spirits that feed on causing such decay. One or more of them could be on the island causing this effect. A spirit viewer could be used, along with tracking to find the creature.</text:span></text:p>
      <text:p text:style-name="P12"><text:s/></text:p>
      <text:p text:style-name="P8">Theology 10<text:span text:style-name="T8"> – This is a powerful curse wroght by a god. It may be impossible to lift the curse without the support of a god, either Ulder, or perhaps another god who would not mind seeing Ulder taken down a peg.</text:span></text:p>
      <text:p text:style-name="P11"/>
      <text:p text:style-name="P10">Main Room<text:span text:style-name="T6"> – This is the main room of the hideout. It is lined with makeshift beds. If the Pcs attack in the night, 4 more Theyd are here (3 minions, 1 captor). However, this room is empty in the day.</text:span></text:p>
      <text:p text:style-name="P12"/>
      <text:p text:style-name="P10">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1"/>
      <text:p text:style-name="P11">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1"/>
      <text:p text:style-name="P10">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1"/>
      <text:p text:style-name="P11">Freeing the bear will give Karen her companion, a plot point (1 free check or 1 inspiration). Everyone will get a divine favor with Brul.</text:p>
      <text:p text:style-name="P11"><text:soft-page-break/></text:p>
      <text:p text:style-name="P12">Meeting Agape</text:p>
      <text:p text:style-name="P11"/>
      <text:p text:style-name="P11">Agape is a priestess of Aquae who arrived on the island just days before the Pcs. Unlike the Pcs, she was sent deliberately by her temple on a mission to rid Thelod of its curse, and possibly claim it for Aquae.</text:p>
      <text:p text:style-name="P11"/>
      <text:p text:style-name="P11">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1"/>
      <text:p text:style-name="P11"/>
      <table:table table:name="Table8" table:style-name="Table8">
        <table:table-column table:style-name="Table8.A"/>
        <table:table-column table:style-name="Table8.B"/>
        <table:table-row>
          <table:table-cell table:style-name="Table8.A1" office:value-type="string">
            <text:p text:style-name="P24">Chalcis, Grand Temple, Temple of Ulder</text:p>
          </table:table-cell>
          <table:table-cell table:style-name="Table8.B1" office:value-type="string">
            <text:p text:style-name="P24">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4">Curse</text:p>
          </table:table-cell>
          <table:table-cell table:style-name="Table8.B2" office:value-type="string">
            <text:p text:style-name="P24">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4">Hunger</text:p>
          </table:table-cell>
          <table:table-cell table:style-name="Table8.B2" office:value-type="string">
            <text:p text:style-name="P24">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4">Lampstone</text:p>
          </table:table-cell>
          <table:table-cell table:style-name="Table8.B2" office:value-type="string">
            <text:p text:style-name="P24">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4">Nikomedes</text:p>
          </table:table-cell>
          <table:table-cell table:style-name="Table8.B2" office:value-type="string">
            <text:p text:style-name="P24">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4">Relieve Curse</text:p>
          </table:table-cell>
          <table:table-cell table:style-name="Table8.B2" office:value-type="string">
            <text:p text:style-name="P24">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4">Ulder</text:p>
          </table:table-cell>
          <table:table-cell table:style-name="Table8.B2" office:value-type="string">
            <text:p text:style-name="P24">The god of the sea has forsaken his people and left them to rot under his curse. Does he even remember them as they call out for forgivness? It might be time to relieve Ulder of the burden of Thelod.</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4">Agape, Priestess of Aquae (thoxian)</text:p>
          </table:table-cell>
          <table:table-cell table:style-name="Table9.B1" office:value-type="string">
            <text:p text:style-name="P3"><text:span text:style-name="T13">M</text:span><text:span text:style-name="T12"> </text:span><text:span text:style-name="T5">9|</text:span><text:span text:style-name="T13">S</text:span><text:span text:style-name="T5"> 10|</text:span><text:span text:style-name="T13">R</text:span><text:span text:style-name="T5"> 12|</text:span><text:span text:style-name="T13">T</text:span><text:span text:style-name="T5"> 9|</text:span><text:span text:style-name="T13">W</text:span><text:span text:style-name="T5"> 12|</text:span><text:span text:style-name="T13">P</text:span><text:span text:style-name="T5"> 15|</text:span><text:span text:style-name="T13">C</text:span><text:span text:style-name="T5"> 12</text:span></text:p>
          </table:table-cell>
        </table:table-row>
        <table:table-row>
          <table:table-cell table:style-name="Table9.A2" office:value-type="string">
            <text:p text:style-name="P18"/>
          </table:table-cell>
          <table:table-cell table:style-name="Table9.B2" office:value-type="string">
            <text:p text:style-name="P19"><text:span text:style-name="T4">CV</text:span><text:span text:style-name="T10"> ??|</text:span><text:span text:style-name="T4">mv</text:span><text:span text:style-name="T10"> 6|</text:span><text:span text:style-name="T4">ini </text:span><text:span text:style-name="T11">+1</text:span><text:span text:style-name="T10">|</text:span><text:span text:style-name="T4">HP</text:span><text:span text:style-name="T10"> 21(5)|</text:span><text:span text:style-name="T4">AV</text:span><text:span text:style-name="T10"> 1111|</text:span><text:span text:style-name="T4">DG</text:span><text:span text:style-name="T10"> 2d4</text:span></text:p>
          </table:table-cell>
        </table:table-row>
        <table:table-row>
          <table:table-cell table:style-name="Table9.A3" office:value-type="string">
            <text:p text:style-name="P18"/>
          </table:table-cell>
          <table:table-cell table:style-name="Table9.B3" office:value-type="string">
            <text:p text:style-name="P27">Mountain Sense, Resist Air(1), Tricky</text:p>
          </table:table-cell>
        </table:table-row>
        <table:table-row>
          <table:table-cell table:style-name="Table9.A3" office:value-type="string">
            <text:p text:style-name="P18"/>
          </table:table-cell>
          <table:table-cell table:style-name="Table9.B3" office:value-type="string">
            <text:p text:style-name="P22">Bow+ 10</text:p>
            <text:p text:style-name="P27">Staff+ 11</text:p>
            <text:p text:style-name="P22">Administer 11</text:p>
            <text:p text:style-name="P27">Craftsman+ 10</text:p>
            <text:p text:style-name="P22">Diplomat 10</text:p>
            <text:p text:style-name="P27">Sailing+ 9</text:p>
            <text:p text:style-name="P22">Theology+ 12</text:p>
            <text:p text:style-name="P22">Trade 10</text:p>
            <text:p text:style-name="P22">Divine Invocation+ 12</text:p>
            <text:p text:style-name="P22">Meditate+ 11</text:p>
            <text:p text:style-name="P22">Spell lore+ 12</text:p>
          </table:table-cell>
        </table:table-row>
        <table:table-row>
          <table:table-cell table:style-name="Table9.A3" office:value-type="string">
            <text:p text:style-name="P18"/>
          </table:table-cell>
          <table:table-cell table:style-name="Table9.B3" office:value-type="string">
            <text:p text:style-name="P28">Blessing of the Boat[14], Crossing Prayer[8], Defend Home[13], Healing Water[14], House Guardian[8], Locust Swarm[10], Purify Water[8]</text:p>
          </table:table-cell>
        </table:table-row>
      </table:table>
      <text:p text:style-name="P1"/>
      <text:p text:style-name="P4">The Hunger</text:p>
      <text:p text:style-name="P5"><text:soft-page-break/></text:p>
      <text:p text:style-name="P5">Towards the center of the island is a ruined stone circle ringed with eroded pillars. It looks as if this place was once a shrine of some sort. There is an offering basin with a broken statue in the middle. Several skeletons lie in poses that suggest a battle lost many years ago.</text:p>
      <text:p text:style-name="P5"/>
      <text:p text:style-name="P5">If the heroes investigate using a spirit viewer, Peinada (<text:span text:style-name="T19">payn</text:span> – <text:span text:style-name="T4">aw</text:span> – dah), The Hunger Spirit, will appear, summon her jackals and engage the party with her fearsome powers. During the fight, she will try to keep her distance, using jackals to screen attackers.</text:p>
      <text:p text:style-name="P5"/>
      <text:p text:style-name="P5">If defeated, she will lose her empowerment and shrink, becoming a minor hunger. She could be bound by a spirit caller, but that would cost the mage 4d6 hit points and perhaps something longer term?</text:p>
      <text:p text:style-name="P5"/>
      <text:p text:style-name="P5">There are coins in the basin, totalling 129g. One of the skeletal bodies is carrying a shield(+1 def) and a sword that is inscribed with the words "Swift Wind" (Bonze Sword with Fast(12), +1 move). </text:p>
      <text:p text:style-name="P5"/>
      <text:p text:style-name="P5"/>
      <table:table table:name="Table12" table:style-name="Table12">
        <table:table-column table:style-name="Table12.A"/>
        <table:table-column table:style-name="Table12.B"/>
        <table:table-row>
          <table:table-cell table:style-name="Table12.A1" office:value-type="string">
            <text:p text:style-name="P14">Hunger, Empowered</text:p>
            <text:p text:style-name="P14">(DANGER)</text:p>
          </table:table-cell>
          <table:table-cell table:style-name="Table12.B1" office:value-type="string">
            <text:p text:style-name="P3"><text:span text:style-name="T13">M</text:span><text:span text:style-name="T12"> </text:span><text:span text:style-name="T5">14|</text:span><text:span text:style-name="T13">S</text:span><text:span text:style-name="T5"> 14|</text:span><text:span text:style-name="T13">R</text:span><text:span text:style-name="T5"> 8|</text:span><text:span text:style-name="T13">T</text:span><text:span text:style-name="T5"> 20|</text:span><text:span text:style-name="T13">W</text:span><text:span text:style-name="T5"> 14|</text:span><text:span text:style-name="T13">P</text:span><text:span text:style-name="T5"> 14|</text:span><text:span text:style-name="T13">C</text:span><text:span text:style-name="T5"> 12</text:span></text:p>
          </table:table-cell>
        </table:table-row>
        <table:table-row>
          <table:table-cell table:style-name="Table12.A2" office:value-type="string">
            <text:p text:style-name="P18"/>
          </table:table-cell>
          <table:table-cell table:style-name="Table12.B2" office:value-type="string">
            <text:p text:style-name="P19"><text:span text:style-name="T4">CV</text:span><text:span text:style-name="T10"> 13/16|</text:span><text:span text:style-name="T4">mv</text:span><text:span text:style-name="T10"> 8|</text:span><text:span text:style-name="T4">ini </text:span><text:span text:style-name="T11">+1</text:span><text:span text:style-name="T10">|</text:span><text:span text:style-name="T4">HP</text:span><text:span text:style-name="T10"> 43(11)|</text:span><text:span text:style-name="T4">AV</text:span><text:span text:style-name="T10"> 2222|</text:span><text:span text:style-name="T4">DG</text:span><text:span text:style-name="T10"> 2d8</text:span></text:p>
          </table:table-cell>
        </table:table-row>
        <table:table-row>
          <table:table-cell table:style-name="Table12.A3" office:value-type="string">
            <text:p text:style-name="P18"/>
          </table:table-cell>
          <table:table-cell table:style-name="Table12.B3" office:value-type="string">
            <text:p text:style-name="P29"/>
            <text:p text:style-name="P23"><text:span text:style-name="T7">Dark Tentacles</text:span><text:span text:style-name="T5"> – +3 defense; 3/12 chance to block any attack that does hit</text:span></text:p>
            <text:p text:style-name="P23"><text:span text:style-name="T7">Emaciation</text:span><text:span text:style-name="T5"> –For 1 inspiration, gaze attack save power 14 or be sickened</text:span></text:p>
            <text:p text:style-name="P23"><text:span text:style-name="T7">Hollowing Out</text:span><text:span text:style-name="T5"> – Gaze attack save power 14 or Bleed(2)</text:span></text:p>
            <text:p text:style-name="P23"><text:span text:style-name="T7">Hunger Aura</text:span><text:span text:style-name="T5"> – All adjacent save power 14 or be weakened for 3 rounds</text:span></text:p>
            <text:p text:style-name="P23"><text:span text:style-name="T7">Inspiration</text:span><text:span text:style-name="T5"> – Has 6 inspiration to spend</text:span></text:p>
            <text:p text:style-name="P23"><text:span text:style-name="T7">Spirit</text:span><text:span text:style-name="T5"> – Can only be battled by those that can interact with the spirit world (i.e. Under the effects of a spirit viewer)</text:span></text:p>
            <text:p text:style-name="P23"><text:span text:style-name="T7">Summon Jackals</text:span><text:span text:style-name="T5"> – For 1 inspiration, summon 3 jackal minions to the field (does this for free at the beginning of the battle)</text:span></text:p>
          </table:table-cell>
        </table:table-row>
      </table:table>
      <text:p text:style-name="P5"/>
      <text:p text:style-name="P4">Encounters in the City</text:p>
      <text:p text:style-name="P4"/>
      <text:p text:style-name="P3">Depending on how the heroes decide to deal with Nikomedes, they might have a chance to travel through Thelod. (Should you allow the party to title the city?)</text:p>
      <text:p text:style-name="P3"/>
      <text:p text:style-name="P3">Thelod is empty and quiet. Homes lie empty and the streets are overgrown with browning vines. Occassionally, there is evidence of fire, or battle, but mostly the city suffers from disuse and neglect.</text:p>
      <text:p text:style-name="P3"/>
      <text:p text:style-name="P3">Characters will likely start their city journey either at the cliffside elevators, or the front gate. They will have to traverse much of the city to get to the palace and have several encounters. How those encounters are structured... not sure yet.</text:p>
      <text:p text:style-name="P3"/>
      <text:p text:style-name="P10">The Front Gate<text:span text:style-name="T6"> – Approaching by the front gate by day is probably a bad idea. Nikomedes and his thugs will certainly see them coming and will prepare a welcoming committee of 8 guards. Approaching at night is a better bet, and will likely avoid notice.</text:span></text:p>
      <text:p text:style-name="P10"><text:span text:style-name="T6"/></text:p>
      <text:p text:style-name="P10"><text:soft-page-break/><text:span text:style-name="T6">The walls are 20 feet tall and made of rough stone </text:span><text:span text:style-name="T5">[climb 8]. </text:span><text:span text:style-name="T6">The gate is a large, swinging wooden portal with a crank mechanism to open/close. At the moment, the mechanism is broken and the gate is stuck open [</text:span><text:span text:style-name="T5">craftsman 10 to fix, but takes an hour]. </text:span></text:p>
      <text:p text:style-name="P10"><text:span text:style-name="T6"/></text:p>
      <text:p text:style-name="P10">Cliffside Elevator <text:span text:style-name="T6">– Under the cliffs there are several caves with elevators used to move goods from the sea to the city. A couple of these elevators are still intact and would only need minor repairs </text:span><text:span text:style-name="T5">[craftsman 8]</text:span><text:span text:style-name="T6"> to become operational. Using an elevator allows the heroes to gain access to the city without attracting attention.</text:span></text:p>
      <text:p text:style-name="P10"><text:span text:style-name="T6"/></text:p>
      <text:p text:style-name="P10">Apothecary<text:span text:style-name="T6"> – This area has a distinct acid/tangy/chemical smell </text:span><text:span text:style-name="T5">[search 10]</text:span><text:span text:style-name="T6"> that indicates the presence of spoiled alchemical reagents </text:span><text:span text:style-name="T5">[alchemy 10]</text:span><text:span text:style-name="T6">. Indeed, nestled among the hive of houses and apartments is a tiny apothecary.</text:span></text:p>
      <text:p text:style-name="P4"/>
      <text:p text:style-name="P4">The King</text:p>
      <text:p text:style-name="P5"/>
      <text:p text:style-name="P5">Nikomedes rules over the City of Thelod from his palace. </text:p>
      <text:p text:style-name="P5"/>
      <table:table table:name="Table10" table:style-name="Table10">
        <table:table-column table:style-name="Table10.A"/>
        <table:table-column table:style-name="Table10.B"/>
        <table:table-row>
          <table:table-cell table:style-name="Table10.A1" office:value-type="string">
            <text:p text:style-name="P14">Nikomedes</text:p>
          </table:table-cell>
          <table:table-cell table:style-name="Table10.B1" office:value-type="string">
            <text:p text:style-name="P3"><text:span text:style-name="T13">M</text:span><text:span text:style-name="T12"> </text:span><text:span text:style-name="T5">16|</text:span><text:span text:style-name="T13">S</text:span><text:span text:style-name="T5"> 12|</text:span><text:span text:style-name="T13">R</text:span><text:span text:style-name="T5"> 12|</text:span><text:span text:style-name="T13">T</text:span><text:span text:style-name="T5"> 16|</text:span><text:span text:style-name="T13">W</text:span><text:span text:style-name="T5"> 9|</text:span><text:span text:style-name="T13">P</text:span><text:span text:style-name="T5"> 11|</text:span><text:span text:style-name="T13">C</text:span><text:span text:style-name="T5"> 0</text:span></text:p>
          </table:table-cell>
        </table:table-row>
        <table:table-row>
          <table:table-cell table:style-name="Table10.A2" office:value-type="string">
            <text:p text:style-name="P18"/>
          </table:table-cell>
          <table:table-cell table:style-name="Table10.B2" office:value-type="string">
            <text:p text:style-name="P19"><text:span text:style-name="T4">CV</text:span><text:span text:style-name="T10"> 15|</text:span><text:span text:style-name="T4">mv</text:span><text:span text:style-name="T10"> 6|</text:span><text:span text:style-name="T4">ini </text:span><text:span text:style-name="T11">+1</text:span><text:span text:style-name="T10">|</text:span><text:span text:style-name="T4">HP</text:span><text:span text:style-name="T10"> 50(13)|</text:span><text:span text:style-name="T4">AV</text:span><text:span text:style-name="T10"> 3333|</text:span><text:span text:style-name="T4">DG</text:span><text:span text:style-name="T10"> d8+d10</text:span></text:p>
          </table:table-cell>
        </table:table-row>
        <table:table-row>
          <table:table-cell table:style-name="Table10.A3" office:value-type="string">
            <text:p text:style-name="P18"/>
          </table:table-cell>
          <table:table-cell table:style-name="Table10.B3" office:value-type="string">
            <text:p text:style-name="P29"/>
            <text:p text:style-name="P27"><text: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6M47S</meta:editing-duration>
    <meta:editing-cycles>37</meta:editing-cycles>
    <meta:generator>OpenOffice/4.1.3$Win32 OpenOffice.org_project/413m1$Build-9783</meta:generator>
    <dc:date>2017-08-19T11:44:11.16</dc:date>
    <dc:creator>Chris Magoun</dc:creator>
    <meta:document-statistic meta:table-count="11" meta:image-count="1" meta:object-count="0" meta:page-count="10" meta:paragraph-count="207" meta:word-count="4466" meta:character-count="24238"/>
    <meta:user-defined meta:name="Info 1"/>
    <meta:user-defined meta:name="Info 2"/>
    <meta:user-defined meta:name="Info 3"/>
    <meta:user-defined meta:name="Info 4"/>
  </office:meta>
</office:document-meta>
</file>